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fo:font-weight="bold" officeooo:paragraph-rsid="000f0265" style:font-weight-asian="bold" style:font-weight-complex="bold"/>
    </style:style>
    <style:style style:name="P6" style:family="paragraph" style:parent-style-name="Text_20_body">
      <style:text-properties fo:language="en" fo:country="US" officeooo:rsid="000f0265" officeooo:paragraph-rsid="000f0265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n" fo:country="US" officeooo:rsid="000c6a96" officeooo:paragraph-rsid="000cecfc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n" fo:country="US" officeooo:paragraph-rsid="000cecfc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Titulo">
      <style:text-properties fo:language="en" fo:country="US"/>
    </style:style>
    <style:style style:name="P12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3" style:family="paragraph" style:parent-style-name="Text_20_body">
      <style:text-properties style:font-name="Calibri" fo:language="en" fo:country="US" style:text-underline-style="none" officeooo:rsid="000f0265" officeooo:paragraph-rsid="000f0265" style:font-name-asian="Webdings" style:font-name-complex="Webdings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Calibri" fo:language="en" fo:country="US" style:text-underline-style="none" officeooo:rsid="000cecfc" officeooo:paragraph-rsid="000cecfc" style:font-name-asian="Webdings" style:font-name-complex="Webdings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0c6a96" officeooo:paragraph-rsid="000c6a96"/>
    </style:style>
    <style:style style:name="P1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0a4e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0a4e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0a4e" style:text-blinking="false" fo:background-color="transparent" style:font-size-asian="12pt" style:font-size-complex="12pt"/>
    </style:style>
    <style:style style:name="P20" style:family="paragraph" style:parent-style-name="Titulo">
      <style:text-properties fo:font-variant="normal" fo:text-transform="none" fo:language="en" fo:country="US"/>
    </style:style>
    <style:style style:name="P21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90a4e" style:text-blinking="false" fo:background-color="transparent" loext:padding="0cm" loext:border="none"/>
    </style:style>
    <style:style style:name="P22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23" style:family="paragraph" style:parent-style-name="Standard">
      <style:text-properties style:font-name="Calibri1" fo:font-size="12pt" fo:language="en" fo:country="US" officeooo:paragraph-rsid="00190a4e" style:font-size-asian="12pt" style:font-size-complex="12pt"/>
    </style:style>
    <style:style style:name="P2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190a4e" style:font-size-asian="12pt" style:font-size-complex="12pt"/>
    </style:style>
    <style:style style:name="P25" style:family="paragraph" style:parent-style-name="Standard">
      <style:text-properties style:font-name="Calibri1" fo:font-size="12pt" officeooo:paragraph-rsid="00190a4e" style:font-size-asian="12pt" style:font-size-complex="12pt"/>
    </style:style>
    <style:style style:name="P26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90a4e" style:font-size-asian="24pt" style:font-weight-asian="bold" style:font-size-complex="24pt" style:font-weight-complex="bold"/>
    </style:style>
    <style:style style:name="P28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3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90a4e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paragraph-rsid="000cecfc"/>
    </style:style>
    <style:style style:name="P32" style:family="paragraph" style:parent-style-name="Standard">
      <style:text-properties officeooo:paragraph-rsid="00190a4e"/>
    </style:style>
    <style:style style:name="P33" style:family="paragraph" style:parent-style-name="Standard" style:master-page-name="First_20_Page">
      <style:paragraph-properties style:page-number="auto"/>
      <style:text-properties officeooo:paragraph-rsid="00190a4e"/>
    </style:style>
    <style:style style:name="P34" style:family="paragraph" style:parent-style-name="Standard" style:master-page-name="Standard">
      <style:paragraph-properties style:page-number="auto"/>
      <style:text-properties fo:language="en" fo:country="US"/>
    </style:style>
    <style:style style:name="P35" style:family="paragraph" style:parent-style-name="Text_20_body" style:list-style-name="L1"/>
    <style:style style:name="P36" style:family="paragraph" style:parent-style-name="Text_20_body" style:list-style-name="L1">
      <style:text-properties officeooo:paragraph-rsid="000c6a96"/>
    </style:style>
    <style:style style:name="P37" style:family="paragraph" style:parent-style-name="Text_20_body" style:list-style-name="L1">
      <style:text-properties officeooo:rsid="000c6a96" officeooo:paragraph-rsid="000c6a96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ceb12"/>
    </style:style>
    <style:style style:name="T3" style:family="text">
      <style:text-properties fo:color="#999966" loext:opacity="100%" officeooo:rsid="002073be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af1d5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90a4e" style:text-blinking="false" fo:background-color="transparent" loext:char-shading-value="0" style:font-size-asian="36pt" style:font-size-complex="36pt"/>
    </style:style>
    <style:style style:name="T14" style:family="text">
      <style:text-properties style:font-name="Calibri" fo:language="en" fo:country="US" style:text-underline-style="none" officeooo:rsid="000c6a96" style:font-name-asian="Webdings" style:font-name-complex="Webdings"/>
    </style:style>
    <style:style style:name="T15" style:family="text">
      <style:text-properties style:font-name="Calibri" fo:language="en" fo:country="US" style:text-underline-style="none" officeooo:rsid="000ed909" style:font-name-asian="Webdings" style:font-name-complex="Webdings"/>
    </style:style>
    <style:style style:name="T16" style:family="text">
      <style:text-properties style:font-name="Calibri" fo:language="en" fo:country="US" style:text-underline-style="none" officeooo:rsid="0012e8df" style:font-name-asian="Webdings" style:font-name-complex="Webdings"/>
    </style:style>
    <style:style style:name="T17" style:family="text">
      <style:text-properties style:font-name="Calibri" fo:language="en" fo:country="US" style:text-underline-style="none" officeooo:rsid="000cecfc" style:font-name-asian="Webdings" style:font-name-complex="Webdings"/>
    </style:style>
    <style:style style:name="T18" style:family="text">
      <style:text-properties style:font-name="Calibri" style:text-underline-style="none" style:font-name-asian="Webdings" style:font-name-complex="Webdings"/>
    </style:style>
    <style:style style:name="T19" style:family="text">
      <style:text-properties style:font-name="Calibri" style:text-underline-style="none" officeooo:rsid="000c6a96" style:font-name-asian="Webdings" style:font-name-complex="Webdings"/>
    </style:style>
    <style:style style:name="T20" style:family="text">
      <style:text-properties style:font-name="Calibri" style:text-underline-style="none" officeooo:rsid="000cecfc" style:font-name-asian="Webdings" style:font-name-complex="Webdings"/>
    </style:style>
    <style:style style:name="T21" style:family="text">
      <style:text-properties style:font-name="Calibri" style:text-underline-style="none" officeooo:rsid="000ed909" style:font-name-asian="Webdings" style:font-name-complex="Webdings"/>
    </style:style>
    <style:style style:name="T22" style:family="text">
      <style:text-properties style:font-name="Calibri" style:text-underline-style="none" officeooo:rsid="000f0265" style:font-name-asian="Webdings" style:font-name-complex="Webdings"/>
    </style:style>
    <style:style style:name="T23" style:family="text">
      <style:text-properties style:font-name="Calibri" style:text-underline-style="none" officeooo:rsid="00113ca6" style:font-name-asian="Webdings" style:font-name-complex="Webdings"/>
    </style:style>
    <style:style style:name="T24" style:family="text">
      <style:text-properties style:font-name="Calibri" style:text-underline-style="none" officeooo:rsid="0012e8df" style:font-name-asian="Webdings" style:font-name-complex="Webdings"/>
    </style:style>
    <style:style style:name="T25" style:family="text">
      <style:text-properties style:font-name="Calibri" style:text-underline-style="none" fo:font-weight="bold" officeooo:rsid="000f0265" style:font-name-asian="Webdings" style:font-weight-asian="bold" style:font-name-complex="Webdings" style:font-weight-complex="bold"/>
    </style:style>
    <style:style style:name="T26" style:family="text">
      <style:text-properties style:font-name="Calibri" style:text-underline-style="none" fo:font-weight="bold" officeooo:rsid="000c6a96" style:font-name-asian="Webdings" style:font-weight-asian="bold" style:font-name-complex="Webdings" style:font-weight-complex="bold"/>
    </style:style>
    <style:style style:name="T27" style:family="text">
      <style:text-properties style:font-name="Calibri" style:text-underline-style="solid" style:text-underline-width="auto" style:text-underline-color="font-color" fo:font-weight="bold" officeooo:rsid="000c6a96" style:font-name-asian="Webdings" style:font-weight-asian="bold" style:font-name-complex="Webdings" style:font-weight-complex="bold"/>
    </style:style>
    <style:style style:name="T28" style:family="text">
      <style:text-properties style:font-name="Calibri" fo:font-size="12pt" fo:language="en" fo:country="US" style:text-underline-style="none" officeooo:rsid="0012e8df" style:font-name-asian="Webdings" style:font-name-complex="Webdings"/>
    </style:style>
    <style:style style:name="T29" style:family="text">
      <style:text-properties style:font-name="Calibri" fo:font-size="12pt" fo:language="en" fo:country="US" style:text-underline-style="none" officeooo:rsid="001768bd" style:font-name-asian="Webdings" style:font-name-complex="Webdings"/>
    </style:style>
    <style:style style:name="T30" style:family="text">
      <style:text-properties officeooo:rsid="000c6a96"/>
    </style:style>
    <style:style style:name="T31" style:family="text">
      <style:text-properties officeooo:rsid="000cecfc"/>
    </style:style>
    <style:style style:name="T32" style:family="text">
      <style:text-properties officeooo:rsid="0012e8df"/>
    </style:style>
    <style:style style:name="T33" style:family="text">
      <style:text-properties officeooo:rsid="0016b1d2"/>
    </style:style>
    <style:style style:name="T34" style:family="text">
      <style:text-properties style:font-name="Calibri2" fo:font-size="12pt" officeooo:rsid="000c6a96"/>
    </style:style>
    <style:style style:name="T35" style:family="text">
      <style:text-properties style:font-name="Calibri2" fo:font-size="12pt" officeooo:rsid="0016b1d2"/>
    </style:style>
    <style:style style:name="T36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37" style:family="text">
      <style:text-properties fo:color="#1155cc" loext:opacity="100%" style:text-underline-style="solid" style:text-underline-width="auto" style:text-underline-color="font-color"/>
    </style:style>
    <style:style style:name="T38" style:family="text">
      <style:text-properties style:font-name="Calibri1" fo:font-size="12pt" style:font-size-asian="12pt" style:font-size-complex="12pt"/>
    </style:style>
    <style:style style:name="T39" style:family="text">
      <style:text-properties officeooo:rsid="002332ea"/>
    </style:style>
    <style:style style:name="T40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3-" text:name="Tema"/>
      </text:user-field-decls>
      <draw:frame draw:style-name="fr1" draw:name="Marco1" text:anchor-type="page" text:anchor-page-number="1" svg:x="1.984cm" svg:y="13.958cm" svg:width="17.009cm" draw:z-index="0">
        <draw:text-box fo:min-height="2.224cm">
          <text:p text:style-name="P26"/>
          <text:p text:style-name="P26"><text:user-field-get text:name="Modulo">Computer Systems</text:user-field-get></text:p>
          <text:p text:style-name="P26">CFGS DAW</text:p>
        </draw:text-box>
      </draw:frame>
      <text:p text:style-name="P33"/>
      <text:p text:style-name="P32"/>
      <text:p text:style-name="P32"/>
      <text:p text:style-name="P32"/>
      <text:p text:style-name="P27"><text:span text:style-name="T8">Computer Systems – </text:span><text:span text:style-name="T9">Activities </text:span><text:span text:style-name="T10">2</text:span><text:span text:style-name="T11"><text:line-break/></text:span><text:span text:style-name="T12">UD 0</text:span><text:span text:style-name="T13">7</text:span><text:span text:style-name="T12">. <text:s/></text:span><text:span text:style-name="T36"><text:user-field-get text:name="Tema">Windows Administration -Part 3-</text:user-field-get></text:span></text:p>
      <text:p text:style-name="P21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18">Sergio García / Alfredo Oltra</text:p>
      <text:p text:style-name="P17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37">s</text:span></text:a></text:p>
      <text:p text:style-name="P30"><text:a xlink:type="simple" xlink:href="mailto:alfredo.oltra@ceedcv.es" text:style-name="Internet_20_link" text:visited-style-name="Visited_20_Internet_20_Link"><text:span text:style-name="T38">alfredo.oltra</text:span></text:a><text:a xlink:type="simple" xlink:href="mailto:alfredo.oltra@ceedcv.es" text:style-name="Internet_20_link" text:visited-style-name="Visited_20_Internet_20_Link"><text:span text:style-name="T38">@</text:span></text:a><text:a xlink:type="simple" xlink:href="mailto:alfredo.oltra@ceedcv.es" text:style-name="Internet_20_link" text:visited-style-name="Visited_20_Internet_20_Link"><text:span text:style-name="T38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19">20<text:span text:style-name="T39">22</text:span>/20<text:span text:style-name="T40">2</text:span><text:span text:style-name="T39">3</text:span></text:p>
      <text:p text:style-name="P24"><text:tab/><text:tab/><text:tab/><text:tab/><text:tab/><text:tab/><text:tab/><text:tab/><text:tab/><text:tab/>Versión:<text:date style:data-style-name="N104" text:date-value="2022-07-29T20:52:55.502000120">220729</text:date>.<text:time style:data-style-name="N105" text:time-value="2022-07-29T20:52:55.502000120">2052</text:time></text:p>
      <text:p text:style-name="P25"/>
      <text:p text:style-name="P23"/>
      <text:p text:style-name="P23"/>
      <text:p text:style-name="P23"/>
      <text:p text:style-name="P23"/>
      <text:p text:style-name="P23"/>
      <text:p text:style-name="P23"/>
      <text:p text:style-name="P22"/>
      <text:p text:style-name="P10"/>
      <text:p text:style-name="P12"><text:soft-page-break/>Licencia</text:p>
      <text:p text:style-name="P10"/>
      <text:p text:style-name="P29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8"/>
      <text:p text:style-name="P28"><text:s/></text:p>
      <text:p text:style-name="P12">Nomenclatura</text:p>
      <text:p text:style-name="P4"/>
      <text:p text:style-name="P4">A lo largo de este tema se utilizarán distintos símbolos para distinguir elementos importantes dentro del contenido. Estos símbolos son:</text:p>
      <text:p text:style-name="P4"/>
      <text:p text:style-name="P15"><text:span text:style-name="T5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15"><text:span text:style-name="T5"> </text:span>Atención. Hace referencia a un tipo de actividad donde los alumnos suelen cometer equivocaciones. </text:p>
      <text:p text:style-name="P7"/>
      <text:p text:style-name="P10"/>
      <text:p text:style-name="P10"/>
      <text:p text:style-name="P10"/>
      <text:p text:style-name="P34"/>
      <text:p text:style-name="P11">UD0<text:user-field-get text:name="NumeroTema">7</text:user-field-get>. <text:user-field-get text:name="Tema">Windows Administration -Part 3-</text:user-field-get></text:p>
      <text:p text:style-name="P20">Activities</text:p>
      <text:p text:style-name="P11"/>
      <text:p text:style-name="P5"><text:span text:style-name="T22">1) Ask those questions trying them in your Windows 10 </text:span><text:span text:style-name="T23">and share your answer in the forum</text:span><text:span text:style-name="T19">.</text:span></text:p>
      <text:p text:style-name="P6"><text:span text:style-name="T18">a) </text:span><text:span text:style-name="T19">W</text:span><text:span text:style-name="T18">hat happens if we have a folder A with B </text:span><text:span text:style-name="T24">inside, and</text:span><text:span text:style-name="T18"> we have all permissions for B, but we don’t have “Traverse folder” permission for A?</text:span></text:p>
      <text:p text:style-name="P13">b) What happens if we have a folder file “X.txt” in a folder “A” and we have permission “Delete” in “X.txt” but we don’t have permission to “Delete folders and files” in “A”? Can we delete “X.txt”?</text:p>
      <text:p text:style-name="P13">c) What happens if we have a folder file “X.txt” in a folder “A” and we don’t have permission “Delete” in “X.txt” but we permission to “Delete folders and files” in “A”? Can we delete “X.txt”?</text:p>
      <text:p text:style-name="P13">d) What happens if we have “<text:span text:style-name="T32">W</text:span>rite permission” but not append permission in “X.txt”?</text:p>
      <text:p text:style-name="P13"/>
      <text:p text:style-name="Text_20_body"><text:span text:style-name="T25">2) </text:span><text:span text:style-name="T26">Discuss </text:span><text:span text:style-name="T27">in the forum</text:span><text:span text:style-name="T26"> the permissions configuration </text:span><text:span text:style-name="T25">for</text:span><text:span text:style-name="T26"> this problem.</text:span></text:p>
      <text:p text:style-name="Text_20_body">We have the following users <text:span text:style-name="T30">and groups (they are only examples, you can assume that groups can be larger )</text:span>:</text:p>
      <text:list xml:id="list3976727985" text:style-name="L1">
        <text:list-item>
          <text:p text:style-name="P36"><text:span text:style-name="T30">Users </text:span><text:span text:style-name="T34">C</text:span><text:span text:style-name="T35">elades</text:span><text:span text:style-name="T30">, Alemany members of “Valencia team managers” and of “Valencia CF”.</text:span></text:p>
        </text:list-item>
        <text:list-item>
          <text:p text:style-name="P37">User <text:span text:style-name="T33">Roberto</text:span> member of “Spain team managers”.</text:p>
        </text:list-item>
        <text:list-item>
          <text:p text:style-name="P35">Parejo, <text:span text:style-name="T33">Cillensen</text:span> and <text:span text:style-name="T33">Rodrigo</text:span>. They are members of group “Valencia CF”.</text:p>
        </text:list-item>
        <text:list-item>
          <text:p text:style-name="P37"><text:span text:style-name="T32">Jordi Alba</text:span>, Messi, <text:span text:style-name="T32">Suarez</text:span>. They are members of group “FC Barcelona”.</text:p>
        </text:list-item>
        <text:list-item>
          <text:p text:style-name="P37">Ramos, <text:span text:style-name="T33">Hazard, Benzema</text:span>, They are members of group “Real Madrid”.</text:p>
        </text:list-item>
        <text:list-item>
          <text:p text:style-name="P37">Group “Spain” has as members: Ramos, <text:span text:style-name="T32">Jordi Alba</text:span>.</text:p>
        </text:list-item>
      </text:list>
      <text:p text:style-name="P16">We want to create:</text:p>
      <text:p text:style-name="P16">a) A folder “<text:span text:style-name="T31">Tactics”</text:span> where members of “Valencia team managers” can create files, <text:span text:style-name="T31">folders and modify them. Resources created can be read (but not modified or deleted) by members of “Valencia CF”</text:span>.</text:p>
      <text:p text:style-name="P31"><text:span text:style-name="T14">b</text:span><text:span text:style-name="T17">) Inside folder “Tactics” a file called “president wishes.txt” that only can be read by members of group “Valencia team Managers”, </text:span><text:span text:style-name="T16">except for</text:span><text:span text:style-name="T17"> </text:span><text:span text:style-name="T15">user</text:span><text:span text:style-name="T17"> “</text:span><text:span text:style-name="T28">A</text:span><text:span text:style-name="T29">lemany</text:span><text:span text:style-name="T17">”, who can’t read that file.</text:span></text:p>
      <text:p text:style-name="P8"><text:span text:style-name="T20">c</text:span><text:span text:style-name="T18">) A folder “</text:span><text:span text:style-name="T20">SpainTactics”</text:span><text:span text:style-name="T18"> where members of “</text:span><text:span text:style-name="T20">Spain</text:span><text:span text:style-name="T18"> team managers” can create files, </text:span><text:span text:style-name="T20">folders and modify them. Resources created can be read (but not modified or deleted) by members of “Spain”</text:span><text:span text:style-name="T18">.</text:span></text:p>
      <text:p text:style-name="P14"/>
      <text:p text:style-name="P9"><text:span text:style-name="T20">d</text:span><text:span text:style-name="T19">) A </text:span><text:span text:style-name="T20">file inside “SpainTactics” called “official twitter messages.txt” where each member of “spain” can read and append information, </text:span><text:span text:style-name="T24">except for </text:span><text:span text:style-name="T21">user </text:span><text:span text:style-name="T20">“Ramos”, who can’t write or read that file</text:span><text:span text:style-name="T19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073be"/>
    </style:style>
    <style:style style:name="MT3" style:family="text">
      <style:text-properties fo:color="#999966" loext:opacity="100%" officeooo:rsid="001ceb12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3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3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7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4H34M39S</meta:editing-duration>
    <meta:editing-cycles>34</meta:editing-cycles>
    <meta:generator>LibreOffice/7.3.2.2$Windows_X86_64 LibreOffice_project/49f2b1bff42cfccbd8f788c8dc32c1c309559be0</meta:generator>
    <meta:initial-creator>Alfredo Oltra Orengo</meta:initial-creator>
    <dc:date>2022-07-29T20:52:54.490000000</dc:date>
    <meta:document-statistic meta:table-count="0" meta:image-count="2" meta:object-count="0" meta:page-count="3" meta:paragraph-count="39" meta:word-count="518" meta:character-count="3162" meta:non-whitespace-character-count="2665"/>
  </office:meta>
</office:document-meta>
</file>